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RVLET &amp; JSP TUTORIAL</text:p>
      <text:p text:style-name="P1"/>
      <text:p text:style-name="P3">ServletContext</text:p>
      <text:p text:style-name="P3"/>
      <text:p text:style-name="P2">El ServletContext representa a la aplicación servlet. Hay un solo contexto por aplicación web. En un sistema distribuido donde una app es desplegada simultaneamente en multiples contenedores, hay un objeto ServletContext por Java Virtual Machine.</text:p>
      <text:p text:style-name="P2"/>
      <text:p text:style-name="P2">Podemos obtener el ServletContext llamando al metodo getServletContext del objeto ServletConfig. Adicionalmente hay un metodo getServletContext() en el objeto ServletRequest que retorna el mismo ServletContext</text:p>
      <text:p text:style-name="P2"/>
      <text:p text:style-name="P2">El ServletContext esta ahi para que usted pueda compartir informacion que puede ser accedida desde todos los recursos en la aplicación y permitir el registro dinamico de objetos web.</text:p>
      <text:p text:style-name="P2"/>
      <text:p text:style-name="P3">GenericServlet</text:p>
      <text:p text:style-name="P3"/>
      <text:p text:style-name="P2">Cuando implementamos la interface Servlet tuvimos que proveer la implementacion para todos los metodos en el Servlet incluso si los mismo no incluyen codigo que implementar. Para evitar esta situacion de declaracion de todos los metodos de la interface Servlet podemos usar la clase abstracta <text:span text:style-name="T1">GenericServlet. </text:span>Ver capitulo 2 – Listing 2.3 para visualizar el codigo</text:p>
      <text:p text:style-name="P2"/>
      <text:p text:style-name="P3">HTTP Servlets</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1-09T10:42:51.54</meta:creation-date>
    <meta:document-statistic meta:table-count="0" meta:image-count="0" meta:object-count="0" meta:page-count="1" meta:paragraph-count="8" meta:word-count="153" meta:character-count="1063"/>
    <dc:date>2018-01-09T17:10:23.97</dc:date>
    <dc:creator>cv </dc:creator>
    <meta:editing-duration>PT5H11M48S</meta:editing-duration>
    <meta:editing-cycles>1</meta:editing-cycles>
    <meta:generator>OpenOffice/4.1.4$Win32 OpenOffice.org_project/414m5$Build-9788</meta:generator>
  </office:meta>
</office:document-meta>
</file>